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04/11/2024</text:p>
          </table:table-cell>
          <table:table-cell table:style-name="CellBorders">
            <text:p>3807991129</text:p>
          </table:table-cell>
          <table:table-cell table:style-name="CellBorders">
            <text:p>elena</text:p>
          </table:table-cell>
          <table:table-cell table:style-name="CellBorders">
            <text:p>ORTA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>LICEO ARTISTICO</text:p>
          </table:table-cell>
          <table:table-cell table:style-name="CellBorders">
            <text:p>3G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42676256 </text:p>
          </table:table-cell>
          <table:table-cell table:style-name="CellBorders">
            <text:p>RELIGIONE </text:p>
          </table:table-cell>
          <table:table-cell table:style-name="CellBorders">
            <text:p>CARTE SCOPERTE (A) </text:p>
          </table:table-cell>
          <table:table-cell table:style-name="CellBorders">
            <text:p>ELLE DI CI </text:p>
          </table:table-cell>
          <table:table-cell table:style-name="CellBorders">
            <text:p>18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62927 </text:p>
          </table:table-cell>
          <table:table-cell table:style-name="CellBorders">
            <text:p>ITALIANO LETTERATURA </text:p>
          </table:table-cell>
          <table:table-cell table:style-name="CellBorders">
            <text:p>CLASSE DI LETTERATURA 1 </text:p>
          </table:table-cell>
          <table:table-cell table:style-name="CellBorders">
            <text:p>TRECCANI GIUNTI TVP </text:p>
          </table:table-cell>
          <table:table-cell table:style-name="CellBorders">
            <text:p>43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22219 </text:p>
          </table:table-cell>
          <table:table-cell table:style-name="CellBorders">
            <text:p>INGLESE </text:p>
          </table:table-cell>
          <table:table-cell table:style-name="CellBorders">
            <text:p>GOALS LIVELLI A2 B1 B1+ CON EBOOK </text:p>
          </table:table-cell>
          <table:table-cell table:style-name="CellBorders">
            <text:p>CIDEB </text:p>
          </table:table-cell>
          <table:table-cell table:style-name="CellBorders">
            <text:p>30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20819 </text:p>
          </table:table-cell>
          <table:table-cell table:style-name="CellBorders">
            <text:p>INGLESE </text:p>
          </table:table-cell>
          <table:table-cell table:style-name="CellBorders">
            <text:p>FIREWORDS CONCISE </text:p>
          </table:table-cell>
          <table:table-cell table:style-name="CellBorders">
            <text:p>CIDEB </text:p>
          </table:table-cell>
          <table:table-cell table:style-name="CellBorders">
            <text:p>32,8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4082 </text:p>
          </table:table-cell>
          <table:table-cell table:style-name="CellBorders">
            <text:p>STORIA </text:p>
          </table:table-cell>
          <table:table-cell table:style-name="CellBorders">
            <text:p>TEMPI 1 </text:p>
          </table:table-cell>
          <table:table-cell table:style-name="CellBorders">
            <text:p>SEI </text:p>
          </table:table-cell>
          <table:table-cell table:style-name="CellBorders">
            <text:p>31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9871 </text:p>
          </table:table-cell>
          <table:table-cell table:style-name="CellBorders">
            <text:p>SCIENZE NATURALI </text:p>
          </table:table-cell>
          <table:table-cell table:style-name="CellBorders">
            <text:p>SCOPRIRE LA CHIMICA 3ED. </text:p>
          </table:table-cell>
          <table:table-cell table:style-name="CellBorders">
            <text:p>ZANICHELLI EDITORE </text:p>
          </table:table-cell>
          <table:table-cell table:style-name="CellBorders">
            <text:p>22,8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33 </text:p>
          </table:table-cell>
          <table:table-cell table:style-name="CellBorders">
            <text:p>FILOSOFIA </text:p>
          </table:table-cell>
          <table:table-cell table:style-name="CellBorders">
            <text:p>VIVERE LA FILOSOFIA 1 </text:p>
          </table:table-cell>
          <table:table-cell table:style-name="CellBorders">
            <text:p>PARAVIA </text:p>
          </table:table-cell>
          <table:table-cell table:style-name="CellBorders">
            <text:p>33,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29392 </text:p>
          </table:table-cell>
          <table:table-cell table:style-name="CellBorders">
            <text:p>MATEMATICA </text:p>
          </table:table-cell>
          <table:table-cell table:style-name="CellBorders">
            <text:p>LINEAMENTI DI MATEMATICA.AZZURRO 2ED. </text:p>
          </table:table-cell>
          <table:table-cell table:style-name="CellBorders">
            <text:p>ZANICHELLI EDITORE </text:p>
          </table:table-cell>
          <table:table-cell table:style-name="CellBorders">
            <text:p>25,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5655 </text:p>
          </table:table-cell>
          <table:table-cell table:style-name="CellBorders">
            <text:p>FISICA </text:p>
          </table:table-cell>
          <table:table-cell table:style-name="CellBorders">
            <text:p>AMALDI.VERDE (L') 2ED. </text:p>
          </table:table-cell>
          <table:table-cell table:style-name="CellBorders">
            <text:p>ZANICHELLI EDITORE </text:p>
          </table:table-cell>
          <table:table-cell table:style-name="CellBorders">
            <text:p>25,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6910 </text:p>
          </table:table-cell>
          <table:table-cell table:style-name="CellBorders">
            <text:p>STORIA DELL'ARTE </text:p>
          </table:table-cell>
          <table:table-cell table:style-name="CellBorders">
            <text:p>LA BELLEZZA RESTA IN TRE 2 </text:p>
          </table:table-cell>
          <table:table-cell table:style-name="CellBorders">
            <text:p>B.MONDADORI </text:p>
          </table:table-cell>
          <table:table-cell table:style-name="CellBorders">
            <text:p>38,7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1040353 </text:p>
          </table:table-cell>
          <table:table-cell table:style-name="CellBorders">
            <text:p>SCIENZE MOTORIE </text:p>
          </table:table-cell>
          <table:table-cell table:style-name="CellBorders">
            <text:p>PIU' CHE SPORTIVO </text:p>
          </table:table-cell>
          <table:table-cell table:style-name="CellBorders">
            <text:p>D'ANNA </text:p>
          </table:table-cell>
          <table:table-cell table:style-name="CellBorders">
            <text:p>24,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52731 </text:p>
          </table:table-cell>
          <table:table-cell table:style-name="CellBorders">
            <text:p>LABORATORIO DI GRAFICA </text:p>
          </table:table-cell>
          <table:table-cell table:style-name="CellBorders">
            <text:p>STRUMENTI DEL GRAFICO (GLI) 3ED. </text:p>
          </table:table-cell>
          <table:table-cell table:style-name="CellBorders">
            <text:p>CLITT </text:p>
          </table:table-cell>
          <table:table-cell table:style-name="CellBorders">
            <text:p>37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/>
          </table:table-cell>
          <table:table-cell table:style-name="CellBorders">
            <text:p>DISCIPLINE GRAFICHE </text:p>
          </table:table-cell>
          <table:table-cell table:style-name="CellBorders">
            <text:p>FEDERLE GIOVANNI </text:p>
          </table:table-cell>
          <table:table-cell table:style-name="CellBorders">
            <text:p>CLITT </text:p>
          </table:table-cell>
          <table:table-cell table:style-name="CellBorders">
            <text:p>38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